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8]/[.D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9]/[.D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2]-[.D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3]-[.D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4]-[.D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5]-[.D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6]-[.D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8]-[.D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8] - [.H2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9] - [.H2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 - [.H3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1] - [.H3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2] - [.H3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 - [.H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4] - [.H3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5] - [.H35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6]-[.D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6] - [.H3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7] - [.H3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38] - [.H3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39] - [.H3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0] - [.H40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1] - [.H41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 - [.H4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 - [.H4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4] - [.H4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5]-[.D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5] - [.H4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6]-[.D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6] - [.H4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7] - [.H47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48] - [.H4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49]-[.D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49] - [.H49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D50]-[.D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D50] - [.H50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D51]-[.D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D51] - [.H51]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D52]-[.D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D52] - [.H52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F52]/[.D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D53]-[.D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3]/[.D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D54]-[.D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4]/[.D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D55]-[.D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5]/[.D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5"/>
        </table:table-row>
        <table:table-row table:style-name="ro1" table:number-rows-repeated="104852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07:20:37.7074063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5-16T07:25:43.639899831</dc:date>
    <meta:editing-duration>P7DT5H11M19S</meta:editing-duration>
    <meta:editing-cycles>80</meta:editing-cycles>
    <meta:generator>LibreOffice/6.1.5.2$Linux_X86_64 LibreOffice_project/10$Build-2</meta:generator>
    <meta:document-statistic meta:table-count="1" meta:cell-count="825" meta:object-count="0"/>
  </office:meta>
</office:document-meta>
</file>